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2.256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3257in"/>
    </style:style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3.3847in" style:rel-column-width="32767*"/>
    </style:style>
    <style:style style:name="Table1.B" style:family="table-column">
      <style:table-column-properties style:column-width="3.3854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681in"/>
    </style:style>
    <style:style style:name="P1" style:family="paragraph" style:parent-style-name="Standard">
      <style:paragraph-properties fo:text-align="center" style:justify-single-word="false"/>
      <style:text-properties fo:color="#66cc00" fo:font-size="16pt" fo:language="pl" fo:country="PL" officeooo:rsid="0016ad91" officeooo:paragraph-rsid="0016ad91" style:font-size-asian="16pt" style:font-size-complex="16pt"/>
    </style:style>
    <style:style style:name="P2" style:family="paragraph" style:parent-style-name="Standard">
      <style:text-properties fo:color="#66cc00" fo:font-size="14pt" officeooo:rsid="00300fdc" officeooo:paragraph-rsid="00300fdc" style:font-size-asian="14pt" style:font-size-complex="14pt"/>
    </style:style>
    <style:style style:name="P3" style:family="paragraph" style:parent-style-name="Standard">
      <style:text-properties fo:font-size="16pt" fo:language="pl" fo:country="PL" officeooo:rsid="0016ad91" officeooo:paragraph-rsid="0016ad91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language="pl" fo:country="PL" officeooo:rsid="0016ad91" officeooo:paragraph-rsid="0016ad91" style:font-size-asian="14pt" style:font-size-complex="16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3752in" style:auto-text-indent="false" fo:background-color="transparent"/>
      <style:text-properties fo:font-size="14pt" fo:language="pl" fo:country="PL" officeooo:rsid="0016ad91" officeooo:paragraph-rsid="0016ad91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3752in" style:auto-text-indent="false" fo:background-color="transparent"/>
      <style:text-properties fo:font-size="14pt" fo:language="pl" fo:country="PL" officeooo:rsid="001883c0" officeooo:paragraph-rsid="001883c0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3752in" style:auto-text-indent="false" fo:background-color="transparent"/>
      <style:text-properties fo:font-size="14pt" fo:language="pl" fo:country="PL" officeooo:rsid="0019c5f6" officeooo:paragraph-rsid="0019c5f6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3752in" style:auto-text-indent="false" fo:background-color="transparent"/>
      <style:text-properties fo:font-size="14pt" fo:language="pl" fo:country="PL" officeooo:rsid="001b9f3e" officeooo:paragraph-rsid="001b9f3e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in" fo:margin-right="0in" fo:text-align="center" style:justify-single-word="false" fo:text-indent="0.3752in" style:auto-text-indent="false" fo:background-color="transparent"/>
      <style:text-properties fo:font-size="14pt" fo:language="pl" fo:country="PL" officeooo:rsid="00286142" officeooo:paragraph-rsid="00286142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text-align="center" style:justify-single-word="false" fo:text-indent="0.3752in" style:auto-text-indent="false" fo:background-color="transparent"/>
      <style:text-properties fo:font-size="16pt" fo:language="pl" fo:country="PL" officeooo:rsid="0019c5f6" officeooo:paragraph-rsid="0019c5f6" style:font-size-asian="16pt" style:font-size-complex="16pt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3752in" style:auto-text-indent="false" style:page-number="auto" fo:background-color="transparent"/>
      <style:text-properties fo:font-size="14pt" fo:language="pl" fo:country="PL" officeooo:rsid="0016ad91" officeooo:paragraph-rsid="0016ad91" style:font-size-asian="12.25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b9f3e" officeooo:paragraph-rsid="001b9f3e" style:font-size-asian="12.25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1b9f3e" officeooo:paragraph-rsid="001fa2a1" style:font-size-asian="12.25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1da9fa" officeooo:paragraph-rsid="001da9fa" style:font-size-asian="12.25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1da9fa" officeooo:paragraph-rsid="0021ccea" style:font-size-asian="12.25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fa2a1" officeooo:paragraph-rsid="001fa2a1" style:font-size-asian="12.25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1fa2a1" officeooo:paragraph-rsid="001fa2a1" style:font-size-asian="12.25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205aef" officeooo:paragraph-rsid="00205aef" style:font-size-asian="12.25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2d68a3" officeooo:paragraph-rsid="002d68a3" style:font-size-asian="12.25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2e1942" officeooo:paragraph-rsid="002e1942" style:font-size-asian="12.25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21ccea" officeooo:paragraph-rsid="0021ccea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2293ee" officeooo:paragraph-rsid="002293ee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2e1942" officeooo:paragraph-rsid="002e1942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2e6f44" officeooo:paragraph-rsid="002e6f44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300fdc" officeooo:paragraph-rsid="00300fdc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fo:language="pl" fo:country="PL" officeooo:rsid="001b9f3e" officeooo:paragraph-rsid="001b9f3e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font-size="14pt" fo:language="pl" fo:country="PL" officeooo:rsid="002438ef" officeooo:paragraph-rsid="002438ef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fo:language="pl" fo:country="PL" officeooo:rsid="002438ef" officeooo:paragraph-rsid="002c632e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font-size="14pt" fo:language="pl" fo:country="PL" officeooo:rsid="002d68a3" officeooo:paragraph-rsid="002d68a3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fo:language="pl" fo:country="PL" officeooo:rsid="002da275" officeooo:paragraph-rsid="002da275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fo:language="pl" fo:country="PL" officeooo:rsid="002e1942" officeooo:paragraph-rsid="00324543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fo:language="pl" fo:country="PL" officeooo:rsid="002e6f44" officeooo:paragraph-rsid="002e6f44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fo:language="pl" fo:country="PL" officeooo:rsid="0031dc6c" officeooo:paragraph-rsid="0031dc6c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fo:language="pl" fo:country="PL" officeooo:rsid="0031e2d6" officeooo:paragraph-rsid="0031e2d6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fo:language="pl" fo:country="PL" officeooo:rsid="00328805" officeooo:paragraph-rsid="00328805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fo:language="pl" fo:country="PL" officeooo:rsid="003366b9" officeooo:paragraph-rsid="003366b9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font-size="14pt" fo:language="pl" fo:country="PL" officeooo:rsid="0034accd" officeooo:paragraph-rsid="0035e7b4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fo:language="pl" fo:country="PL" officeooo:rsid="0036a71a" officeooo:paragraph-rsid="0036a71a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fo:language="pl" fo:country="PL" officeooo:rsid="0037c69b" officeooo:paragraph-rsid="0037c69b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fo:language="pl" fo:country="PL" officeooo:rsid="0037c69b" officeooo:paragraph-rsid="00395efa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fo:font-size="14pt" fo:language="pl" fo:country="PL" officeooo:rsid="003999d3" officeooo:paragraph-rsid="003999d3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fo:font-size="14pt" fo:language="pl" fo:country="PL" officeooo:rsid="003999d3" officeooo:paragraph-rsid="003c59e1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fo:font-size="14pt" fo:language="pl" fo:country="PL" officeooo:rsid="003c59e1" officeooo:paragraph-rsid="003c59e1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fo:font-size="14pt" fo:language="pl" fo:country="PL" officeooo:rsid="003d2b11" officeooo:paragraph-rsid="003d2b11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fo:font-size="14pt" fo:language="pl" fo:country="PL" officeooo:rsid="003da668" officeooo:paragraph-rsid="003da668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fo:font-size="14pt" fo:language="pl" fo:country="PL" officeooo:rsid="003ea879" officeooo:paragraph-rsid="003ea879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fo:font-size="14pt" fo:language="pl" fo:country="PL" officeooo:rsid="003f4eec" officeooo:paragraph-rsid="003f4eec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fo:font-size="14pt" fo:language="pl" fo:country="PL" officeooo:rsid="0041e258" officeooo:paragraph-rsid="0041e258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fo:font-size="14pt" fo:language="pl" fo:country="PL" officeooo:rsid="0043a9a6" officeooo:paragraph-rsid="0043a9a6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4pt" fo:language="pl" fo:country="PL" officeooo:rsid="00461831" officeooo:paragraph-rsid="00461831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fo:font-size="14pt" fo:language="pl" fo:country="PL" officeooo:rsid="00461831" officeooo:paragraph-rsid="0047837f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fo:font-size="14pt" fo:language="pl" fo:country="PL" officeooo:rsid="0047837f" officeooo:paragraph-rsid="0047837f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fo:font-size="14pt" fo:language="pl" fo:country="PL" officeooo:rsid="00495185" officeooo:paragraph-rsid="00495185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4pt" fo:language="pl" fo:country="PL" officeooo:rsid="0049919e" officeooo:paragraph-rsid="004abc21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fo:font-size="14pt" fo:language="pl" fo:country="PL" officeooo:rsid="0049e4f1" officeooo:paragraph-rsid="0049e4f1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fo:font-size="14pt" fo:language="pl" fo:country="PL" officeooo:rsid="004dca6d" officeooo:paragraph-rsid="004dca6d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fo:font-size="14pt" fo:language="pl" fo:country="PL" officeooo:rsid="004f7741" officeooo:paragraph-rsid="004f7741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fo:font-size="14pt" fo:language="pl" fo:country="PL" officeooo:rsid="00513932" officeooo:paragraph-rsid="00513932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fo:font-size="14pt" fo:language="pl" fo:country="PL" officeooo:rsid="00547099" officeooo:paragraph-rsid="00547099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fo:color="#66cc00" fo:font-size="14pt" fo:font-weight="normal" officeooo:rsid="001fa2a1" officeooo:paragraph-rsid="001fa2a1" style:font-size-asian="12.25pt" style:font-weight-asian="normal" style:font-size-complex="14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color="#66cc00" fo:font-size="14pt" fo:font-weight="normal" officeooo:rsid="00205aef" officeooo:paragraph-rsid="00205aef" style:font-size-asian="12.25pt" style:font-weight-asian="normal" style:font-size-complex="14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color="#66cc00" fo:font-size="14pt" fo:font-weight="normal" officeooo:rsid="0021ccea" officeooo:paragraph-rsid="0021ccea" style:font-size-asian="14pt" style:font-weight-asian="normal" style:font-size-complex="14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size="14pt" fo:language="pl" fo:country="PL" officeooo:rsid="002438ef" officeooo:paragraph-rsid="005706da" style:font-size-asian="14pt" style:font-size-complex="14pt"/>
    </style:style>
    <style:style style:name="P65" style:family="paragraph" style:parent-style-name="Table_20_Contents">
      <style:paragraph-properties fo:text-align="start" style:justify-single-word="false"/>
      <style:text-properties fo:font-size="14pt" fo:language="pl" fo:country="PL" officeooo:rsid="002c632e" officeooo:paragraph-rsid="005706da" style:font-size-asian="14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fo:font-size="14pt" fo:language="pl" fo:country="PL" officeooo:rsid="00495185" officeooo:paragraph-rsid="005706da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fo:font-size="14pt" fo:language="pl" fo:country="PL" officeooo:rsid="0049e4f1" officeooo:paragraph-rsid="005706da" style:font-size-asian="14pt" style:font-size-complex="14pt"/>
    </style:style>
    <style:style style:name="T1" style:family="text">
      <style:text-properties officeooo:rsid="001821c7"/>
    </style:style>
    <style:style style:name="T2" style:family="text">
      <style:text-properties fo:color="#66cc00"/>
    </style:style>
    <style:style style:name="T3" style:family="text">
      <style:text-properties fo:color="#66cc00" style:text-underline-style="none"/>
    </style:style>
    <style:style style:name="T4" style:family="text">
      <style:text-properties fo:color="#66cc00" style:text-underline-style="none" fo:font-weight="bold" officeooo:rsid="002a00a4" style:font-weight-asian="bold" style:font-weight-complex="bold"/>
    </style:style>
    <style:style style:name="T5" style:family="text">
      <style:text-properties fo:color="#66cc00" style:text-underline-style="none" officeooo:rsid="003e1adf"/>
    </style:style>
    <style:style style:name="T6" style:family="text">
      <style:text-properties fo:color="#66cc00" style:text-underline-style="none" officeooo:rsid="0042d724"/>
    </style:style>
    <style:style style:name="T7" style:family="text">
      <style:text-properties fo:color="#66cc00" style:text-underline-style="none" officeooo:rsid="0049e4f1"/>
    </style:style>
    <style:style style:name="T8" style:family="text">
      <style:text-properties fo:color="#66cc00" fo:font-weight="normal" style:font-weight-asian="normal" style:font-weight-complex="normal"/>
    </style:style>
    <style:style style:name="T9" style:family="text">
      <style:text-properties fo:color="#66cc00" fo:language="pl" fo:country="PL"/>
    </style:style>
    <style:style style:name="T10" style:family="text">
      <style:text-properties fo:color="#66cc00" fo:language="pl" fo:country="PL" style:text-underline-style="none"/>
    </style:style>
    <style:style style:name="T11" style:family="text">
      <style:text-properties fo:color="#66cc00" fo:language="pl" fo:country="PL" style:text-underline-style="none" style:font-size-asian="14pt"/>
    </style:style>
    <style:style style:name="T12" style:family="text">
      <style:text-properties fo:color="#66cc00" officeooo:rsid="0047837f"/>
    </style:style>
    <style:style style:name="T13" style:family="text">
      <style:text-properties fo:color="#66cc00" officeooo:rsid="005706d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7837f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377e98" style:font-style-asian="italic" style:font-style-complex="italic"/>
    </style:style>
    <style:style style:name="T18" style:family="text">
      <style:text-properties fo:font-style="italic" officeooo:rsid="003e1adf" style:font-style-asian="italic" style:font-style-complex="italic"/>
    </style:style>
    <style:style style:name="T19" style:family="text">
      <style:text-properties fo:font-style="italic" officeooo:rsid="003ea879" style:font-style-asian="italic" style:font-style-complex="italic"/>
    </style:style>
    <style:style style:name="T20" style:family="text">
      <style:text-properties fo:font-style="italic" officeooo:rsid="00461831" style:font-style-asian="italic" style:font-style-complex="italic"/>
    </style:style>
    <style:style style:name="T21" style:family="text">
      <style:text-properties fo:font-style="italic" officeooo:rsid="00495185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5f9e3" style:font-style-asian="normal" style:font-style-complex="normal"/>
    </style:style>
    <style:style style:name="T24" style:family="text">
      <style:text-properties fo:font-style="normal" officeooo:rsid="002c632e" style:font-style-asian="normal" style:font-style-complex="normal"/>
    </style:style>
    <style:style style:name="T25" style:family="text">
      <style:text-properties officeooo:rsid="0031e2d6"/>
    </style:style>
    <style:style style:name="T26" style:family="text">
      <style:text-properties officeooo:rsid="00324543"/>
    </style:style>
    <style:style style:name="T27" style:family="text">
      <style:text-properties officeooo:rsid="00377e98"/>
    </style:style>
    <style:style style:name="T28" style:family="text">
      <style:text-properties officeooo:rsid="0037c69b"/>
    </style:style>
    <style:style style:name="T29" style:family="text">
      <style:text-properties fo:language="pl" fo:country="PL"/>
    </style:style>
    <style:style style:name="T30" style:family="text">
      <style:text-properties fo:language="pl" fo:country="PL" style:font-size-asian="14pt"/>
    </style:style>
    <style:style style:name="T31" style:family="text">
      <style:text-properties fo:language="pl" fo:country="PL" fo:font-style="italic" style:font-size-asian="14pt" style:font-style-asian="italic" style:font-style-complex="italic"/>
    </style:style>
    <style:style style:name="T32" style:family="text">
      <style:text-properties fo:language="pl" fo:country="PL" fo:font-style="italic" officeooo:rsid="002da275" style:font-size-asian="14pt" style:font-style-asian="italic" style:font-style-complex="italic"/>
    </style:style>
    <style:style style:name="T33" style:family="text">
      <style:text-properties fo:language="pl" fo:country="PL" fo:font-style="italic" style:font-style-asian="italic" style:font-style-complex="italic"/>
    </style:style>
    <style:style style:name="T34" style:family="text">
      <style:text-properties fo:language="pl" fo:country="PL" fo:font-weight="bold" style:font-weight-asian="bold" style:font-weight-complex="bold"/>
    </style:style>
    <style:style style:name="T35" style:family="text">
      <style:text-properties officeooo:rsid="00395efa"/>
    </style:style>
    <style:style style:name="T36" style:family="text">
      <style:text-properties officeooo:rsid="003c59e1"/>
    </style:style>
    <style:style style:name="T37" style:family="text">
      <style:text-properties officeooo:rsid="003da668"/>
    </style:style>
    <style:style style:name="T38" style:family="text">
      <style:text-properties officeooo:rsid="003e1adf"/>
    </style:style>
    <style:style style:name="T39" style:family="text">
      <style:text-properties officeooo:rsid="00402b15"/>
    </style:style>
    <style:style style:name="T40" style:family="text">
      <style:text-properties officeooo:rsid="00461831"/>
    </style:style>
    <style:style style:name="T41" style:family="text">
      <style:text-properties officeooo:rsid="004abc21"/>
    </style:style>
    <style:style style:name="T42" style:family="text">
      <style:text-properties officeooo:rsid="004cb756"/>
    </style:style>
    <style:style style:name="T43" style:family="text">
      <style:text-properties officeooo:rsid="004d7ee0"/>
    </style:style>
    <style:style style:name="T44" style:family="text">
      <style:text-properties officeooo:rsid="005706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 OPIS PROGRAMU</text:p>
      <text:p text:style-name="P3"/>
      <text:p text:style-name="P12">Program „Minimisation 2.1” służy do minimalizacji funkcji logicznych metodą ekspansji w sposób zachłanny. To znaczy, że ten program nie gwarantuje rozwiązania najlepszego.</text:p>
      <text:p text:style-name="P6"/>
      <text:p text:style-name="P6">Jako dane wejściowe program przyjmuje dwa <text:span text:style-name="T44">zbiory</text:span> liczb w systemie dziesiętnym: <text:span text:style-name="T1">zbiór prawdy i zbiór nieprawdy. Program również daje możliwość wprowadzić jako jeden z wektorów zbiór wartości nieokreślonych, wtedy pozostałe wartości zostaną wygenerowane automatycznie, lub od razu automatycznie wygenerować wektor na podstawie drugiego.</text:span></text:p>
      <text:p text:style-name="P7">Na wyjściu program wypisuje funkcji zminimalizowane i proces minimalizacji. Istnieje możliwość zapisywania wyniku do pliku.</text:p>
      <text:p text:style-name="P7"/>
      <text:p text:style-name="P11">2 OPIS DZIAŁANIA PROGRAMU</text:p>
      <text:p text:style-name="P8"/>
      <text:p text:style-name="P9">2.1 Opis danych</text:p>
      <text:p text:style-name="P9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3">Nazwa typu danych</text:p>
          </table:table-cell>
          <table:table-cell table:style-name="Table2.A1" office:value-type="string">
            <text:p text:style-name="P17">Pola</text:p>
          </table:table-cell>
          <table:table-cell table:style-name="Table2.C1" office:value-type="string">
            <text:p text:style-name="P14">Opis</text:p>
          </table:table-cell>
        </table:table-row>
        <table:table-row>
          <table:table-cell table:style-name="Table2.A2" office:value-type="string">
            <text:p text:style-name="P16"><text:span text:style-name="T2">enum</text:span> <text:bookmark-start text:name="matrix_type"/><text:span text:style-name="T8">matrix_type</text:span><text:bookmark-end text:name="matrix_type"/></text:p>
            <text:p text:style-name="P16">{F, R, Z, D}</text:p>
          </table:table-cell>
          <table:table-cell table:style-name="Table2.B2" table:number-columns-spanned="2" office:value-type="string">
            <text:p text:style-name="P15">Typ macierzy: F – macierz jedynek, R – macierz zer, Z – wypełnić na podstawie drugiej macierzy, D – macierz wartości nieokreślonych.</text:p>
          </table:table-cell>
          <table:covered-table-cell/>
        </table:table-row>
        <table:table-row>
          <table:table-cell table:style-name="Table2.A2" table:number-rows-spanned="2" office:value-type="string">
            <text:p text:style-name="P61"><text:bookmark-start text:name="vector_with_indikator"/>vector_with_indikator<text:bookmark-end text:name="vector_with_indikator"/></text:p>
          </table:table-cell>
          <table:table-cell table:style-name="Table2.A2" office:value-type="string">
            <text:p text:style-name="P18"><text:span text:style-name="T13">set</text:span>&lt;<text:span text:style-name="T2">int</text:span>&gt; vec</text:p>
          </table:table-cell>
          <table:table-cell table:style-name="Table2.B2" office:value-type="string">
            <text:p text:style-name="P18"><text:span text:style-name="T44">Zbiór</text:span> wejściowych wartości.</text:p>
          </table:table-cell>
        </table:table-row>
        <table:table-row>
          <table:covered-table-cell/>
          <table:table-cell table:style-name="Table2.A2" office:value-type="string">
            <text:p text:style-name="P18"><text:a xlink:type="simple" xlink:href="#matrix_type" text:style-name="Internet_20_link" text:visited-style-name="Visited_20_Internet_20_Link"><text:span text:style-name="T4">matrix_type</text:span></text:a> indikator</text:p>
          </table:table-cell>
          <table:table-cell table:style-name="Table2.B2" office:value-type="string">
            <text:p text:style-name="P18">Typ zbioru wejściowego.</text:p>
          </table:table-cell>
        </table:table-row>
        <table:table-row>
          <table:table-cell table:style-name="Table2.A2" table:number-rows-spanned="2" office:value-type="string">
            <text:p text:style-name="P62"><text:bookmark-start text:name="matrix_b"/>matrix_b<text:bookmark-end text:name="matrix_b"/></text:p>
          </table:table-cell>
          <table:table-cell table:style-name="Table2.A2" office:value-type="string">
            <text:p text:style-name="P19"><text:a xlink:type="simple" xlink:href="#matrix" text:style-name="Internet_20_link" text:visited-style-name="Visited_20_Internet_20_Link"><text:span text:style-name="T3">matrix</text:span></text:a> matr</text:p>
          </table:table-cell>
          <table:table-cell table:style-name="Table2.B2" office:value-type="string">
            <text:p text:style-name="P19"><text:span text:style-name="T39">Kostka</text:span>.</text:p>
          </table:table-cell>
        </table:table-row>
        <table:table-row table:style-name="Table2.6">
          <table:covered-table-cell/>
          <table:table-cell table:style-name="Table2.A2" office:value-type="string">
            <text:p text:style-name="P19"><text:span text:style-name="T2">vector</text:span>&lt;<text:span text:style-name="T2">vector</text:span>&lt;<text:span text:style-name="T2">int</text:span>&gt; &gt; implicants</text:p>
          </table:table-cell>
          <table:table-cell table:style-name="Table2.B2" office:value-type="string">
            <text:p text:style-name="P19">Implikanty z tej <text:span text:style-name="T39">kostki</text:span>.</text:p>
          </table:table-cell>
        </table:table-row>
        <table:table-row table:style-name="Table2.6">
          <table:table-cell table:style-name="Table2.A2" table:number-rows-spanned="2" office:value-type="string">
            <text:p text:style-name="P63"><text:bookmark-start text:name="vec_of_impl"/>vec_of_impl<text:bookmark-end text:name="vec_of_impl"/></text:p>
          </table:table-cell>
          <table:table-cell table:style-name="Table2.A2" office:value-type="string">
            <text:p text:style-name="P22"><text:span text:style-name="T2">int</text:span> num_of_line_from_F</text:p>
          </table:table-cell>
          <table:table-cell table:style-name="Table2.B2" office:value-type="string">
            <text:p text:style-name="P22">Numer kolumny zbioru implikant w macierzy jedynkowej.</text:p>
          </table:table-cell>
        </table:table-row>
        <table:table-row table:style-name="Table2.6">
          <table:covered-table-cell/>
          <table:table-cell table:style-name="Table2.A2" office:value-type="string">
            <text:p text:style-name="P23"><text:span text:style-name="T2">vector</text:span>&lt;<text:span text:style-name="T2">int</text:span>&gt; vec</text:p>
          </table:table-cell>
          <table:table-cell table:style-name="Table2.B2" office:value-type="string">
            <text:p text:style-name="P23"><text:span text:style-name="T37">Zbiór implikant z</text:span> <text:span text:style-name="T39">kostki</text:span>.</text:p>
          </table:table-cell>
        </table:table-row>
        <table:table-row table:style-name="Table2.6">
          <table:table-cell table:style-name="Table2.A2" table:number-rows-spanned="3" office:value-type="string">
            <text:p text:style-name="P2"><text:bookmark-start text:name="matrix"/>matrix<text:bookmark-end text:name="matrix"/></text:p>
          </table:table-cell>
          <table:table-cell table:style-name="Table2.A2" office:value-type="string">
            <text:p text:style-name="P26"><text:span text:style-name="T2">vector</text:span>&lt;<text:span text:style-name="T2">QBitArray</text:span>&gt; array</text:p>
          </table:table-cell>
          <table:table-cell table:style-name="Table2.B2" office:value-type="string">
            <text:p text:style-name="P26">Tablica dwuwymiarowa, składająca się z wektora tablic bitowch. Wykorzystanie tablic bitowych oszczędza pamięć, używaną przez macierze do 64 razy odnośnie tablic integerów.</text:p>
          </table:table-cell>
        </table:table-row>
        <table:table-row table:style-name="Table2.6">
          <table:covered-table-cell/>
          <table:table-cell table:style-name="Table2.A2" office:value-type="string">
            <text:p text:style-name="P26"><text:span text:style-name="T2">int</text:span> numOfRows</text:p>
          </table:table-cell>
          <table:table-cell table:style-name="Table2.B2" office:value-type="string">
            <text:p text:style-name="P26">Liczba wierszy macierzy.</text:p>
          </table:table-cell>
        </table:table-row>
        <table:table-row table:style-name="Table2.6">
          <table:covered-table-cell/>
          <table:table-cell table:style-name="Table2.A2" office:value-type="string">
            <text:p text:style-name="P26"><text:span text:style-name="T2">int</text:span> numOfColumns</text:p>
          </table:table-cell>
          <table:table-cell table:style-name="Table2.B2" office:value-type="string">
            <text:p text:style-name="P26">Liczba kolumn macierzy.</text:p>
          </table:table-cell>
        </table:table-row>
      </table:table>
      <text:p text:style-name="P9"/>
      <text:p text:style-name="P9"/>
      <text:p text:style-name="P9">2.2 Opis funkcji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Prototyp funkcji</text:p>
          </table:table-cell>
          <table:table-cell table:style-name="Table1.B1" office:value-type="string">
            <text:p text:style-name="P27">Opis</text:p>
          </table:table-cell>
        </table:table-row>
        <table:table-row>
          <table:table-cell table:style-name="Table1.A2" office:value-type="string">
            <text:p text:style-name="P44"><text:span text:style-name="T2">bool</text:span> <text:span text:style-name="T14">cmp_for_same_vec_of_impl</text:span></text:p>
            <text:p text:style-name="P44">(<text:a xlink:type="simple" xlink:href="#vec_of_impl" text:style-name="Internet_20_link" text:visited-style-name="Visited_20_Internet_20_Link"><text:span text:style-name="T3">vec_of_impl</text:span></text:a> <text:span text:style-name="T16">A</text:span>, <text:a xlink:type="simple" xlink:href="#vec_of_impl" text:style-name="Internet_20_link" text:visited-style-name="Visited_20_Internet_20_Link"><text:span text:style-name="T3">vec_of_impl</text:span></text:a> <text:span text:style-name="T16">B</text:span>)</text:p>
          </table:table-cell>
          <table:table-cell table:style-name="Table1.B2" office:value-type="string">
            <text:p text:style-name="P43">Zwraca true, jeżeli wektor <text:span text:style-name="T16">A</text:span> jest <text:span text:style-name="T36">równy</text:span> <text:span text:style-name="T36">wektorowi</text:span> <text:span text:style-name="T16">B</text:span>.</text:p>
          </table:table-cell>
        </table:table-row>
        <table:table-row table:style-name="Table1.3">
          <table:table-cell table:style-name="Table1.A2" office:value-type="string">
            <text:p text:style-name="P42"><text:span text:style-name="T2">bool</text:span> <text:span text:style-name="T14">cmp_vec_of_impl</text:span></text:p>
            <text:p text:style-name="P42">(<text:a xlink:type="simple" xlink:href="#vec_of_impl" text:style-name="Internet_20_link" text:visited-style-name="Visited_20_Internet_20_Link"><text:span text:style-name="T3">vec_of_impl</text:span></text:a> <text:span text:style-name="T16">A</text:span>, <text:a xlink:type="simple" xlink:href="#vec_of_impl" text:style-name="Internet_20_link" text:visited-style-name="Visited_20_Internet_20_Link"><text:span text:style-name="T3">vec_of_impl</text:span></text:a> <text:span text:style-name="T16">B</text:span>)</text:p>
          </table:table-cell>
          <table:table-cell table:style-name="Table1.B2" office:value-type="string">
            <text:p text:style-name="P42">Zwraca true, jeżeli wektor <text:span text:style-name="T16">A</text:span> jest mniejszy od wektora <text:span text:style-name="T16">B</text:span>.</text:p>
          </table:table-cell>
        </table:table-row>
        <table:table-row table:style-name="Table1.3">
          <table:table-cell table:style-name="Table1.A2" office:value-type="string">
            <text:p text:style-name="P47"><text:span text:style-name="T2">bool</text:span> <text:span text:style-name="T14">current_b_has_this_implicant</text:span></text:p>
            <text:p text:style-name="P47">(<text:span text:style-name="T2">const</text:span> <text:span text:style-name="T2">vector</text:span>&lt;<text:a xlink:type="simple" xlink:href="#vec_of_impl" text:style-name="Internet_20_link" text:visited-style-name="Visited_20_Internet_20_Link"><text:span text:style-name="T3">vec_of_impl</text:span></text:a>&gt; <text:span text:style-name="T16">&amp;vector_of_implicants</text:span>, <text:span text:style-name="T2">const vector</text:span>&lt;<text:a xlink:type="simple" xlink:href="#matrix_b" text:style-name="Internet_20_link" text:visited-style-name="Visited_20_Internet_20_Link"><text:span text:style-name="T3">matrix_b</text:span></text:a>&gt; <text:span text:style-name="T16">&amp;vector_of_b</text:span>, <text:span text:style-name="T2">int </text:span><text:span text:style-name="T16">row</text:span>, <text:span text:style-name="T2">int</text:span> <text:span text:style-name="T16">column</text:span>)</text:p>
          </table:table-cell>
          <table:table-cell table:style-name="Table1.B2" office:value-type="string">
            <text:p text:style-name="P48">Zwraca true, jeżeli kostka o indeksie <text:span text:style-name="T16">row</text:span> z <text:span text:style-name="T19">vector_of_implicants</text:span> zawiera implikantę, która znajduje się w <text:span text:style-name="T19">vector_of_b</text:span> pod indeksem <text:span text:style-name="T19">column</text:span>.</text:p>
          </table:table-cell>
        </table:table-row>
        <table:table-row table:style-name="Table1.3">
          <table:table-cell table:style-name="Table1.A2" office:value-type="string">
            <text:p text:style-name="P30"><text:span text:style-name="T2">bool</text:span> <text:bookmark-start text:name="vectors_have_collision"/><text:span text:style-name="T14">vectors_have_collision</text:span><text:bookmark-end text:name="vectors_have_collision"/></text:p>
            <text:p text:style-name="P20"><text:span text:style-name="T30">(</text:span><text:a xlink:type="simple" xlink:href="#vector_with_indikator" text:style-name="Internet_20_link" text:visited-style-name="Visited_20_Internet_20_Link"><text:span text:style-name="T11">vector_with_indikator</text:span></text:a><text:span text:style-name="T30"> </text:span><text:span text:style-name="T32">&amp;</text:span><text:span text:style-name="T31">vec1</text:span><text:span text:style-name="T30">, </text:span><text:a xlink:type="simple" xlink:href="#vector_with_indikator" text:style-name="Internet_20_link" text:visited-style-name="Visited_20_Internet_20_Link"><text:span text:style-name="T11">vector_with_indikator</text:span></text:a><text:span text:style-name="T30"> </text:span><text:span text:style-name="T32">&amp;</text:span><text:span text:style-name="T31">vec2</text:span><text:span text:style-name="T30">)</text:span></text:p>
          </table:table-cell>
          <table:table-cell table:style-name="Table1.B2" office:value-type="string">
            <text:p text:style-name="P31">Zwraca true<text:span text:style-name="T22">, jeżeli dwa podanych wektora mają wspólne wartości.</text:span></text:p>
          </table:table-cell>
        </table:table-row>
        <table:table-row table:style-name="Table1.3">
          <table:table-cell table:style-name="Table1.A2" office:value-type="string">
            <text:p text:style-name="P33"><text:span text:style-name="T2">int</text:span> <text:bookmark-start text:name="invert"/><text:span text:style-name="T14">invert</text:span><text:bookmark-end text:name="invert"/></text:p>
            <text:p text:style-name="P33">(<text:span text:style-name="T2">const</text:span> <text:span text:style-name="T2">int</text:span> <text:span text:style-name="T16">val</text:span>)</text:p>
          </table:table-cell>
          <table:table-cell table:style-name="Table1.B2" office:value-type="string">
            <text:p text:style-name="P33">Zwraca 1, jeżeli podana wartość jest równa 0 i odwrotnie.</text:p>
          </table:table-cell>
        </table:table-row>
        <table:table-row table:style-name="Table1.3">
          <table:table-cell table:style-name="Table1.A2" office:value-type="string">
            <text:p text:style-name="P57"><text:a xlink:type="simple" xlink:href="#matrix" text:style-name="Internet_20_link" text:visited-style-name="Visited_20_Internet_20_Link"><text:span text:style-name="T3">matrix</text:span></text:a> <text:span text:style-name="T14">createMatrix</text:span></text:p>
            <text:p text:style-name="P57">(<text:span text:style-name="T2">int</text:span> <text:span text:style-name="T16">numOfLines</text:span>, <text:span text:style-name="T2">int</text:span> <text:span text:style-name="T16">numOfColumns</text:span>)</text:p>
          </table:table-cell>
          <table:table-cell table:style-name="Table1.B2" office:value-type="string">
            <text:p text:style-name="P57">Tworzy macierz o <text:span text:style-name="T16">numOfLines</text:span> wierszach i <text:span text:style-name="T16">numOfColumns</text:span> kolumnach.</text:p>
          </table:table-cell>
        </table:table-row>
        <table:table-row table:style-name="Table1.3">
          <table:table-cell table:style-name="Table1.A2" office:value-type="string">
            <text:p text:style-name="P49"><text:span text:style-name="T2">matrix</text:span> <text:span text:style-name="T14">get_result_matrix</text:span></text:p>
            <text:p text:style-name="P49">(<text:span text:style-name="T2">const</text:span> <text:span text:style-name="T2">vector</text:span>&lt;<text:a xlink:type="simple" xlink:href="#vec_of_impl" text:style-name="Internet_20_link" text:visited-style-name="Visited_20_Internet_20_Link"><text:span text:style-name="T3">vec_of_impl</text:span></text:a>&gt; <text:span text:style-name="T16">&amp;vector_of_implicants</text:span>, <text:span text:style-name="T2">const vector</text:span>&lt;<text:a xlink:type="simple" xlink:href="#matrix" text:style-name="Internet_20_link" text:visited-style-name="Visited_20_Internet_20_Link"><text:span text:style-name="T6">matrix</text:span></text:a>&gt; <text:span text:style-name="T16">&amp;fr</text:span>, <text:span text:style-name="T2">const vector</text:span>&lt;<text:a xlink:type="simple" xlink:href="#matrix_b" text:style-name="Internet_20_link" text:visited-style-name="Visited_20_Internet_20_Link"><text:span text:style-name="T3">matrix_b</text:span></text:a>&gt; <text:span text:style-name="T16">&amp;vector_of_b</text:span>)</text:p>
          </table:table-cell>
          <table:table-cell table:style-name="Table1.B2" office:value-type="string">
            <text:p text:style-name="P49">Zwraca macierz końcową implikant, zbudowaną na postawie wejściowych parametrów<text:span text:style-name="T42">(algorytm 'get_result_matrix')</text:span>.</text:p>
          </table:table-cell>
        </table:table-row>
        <table:table-row table:style-name="Table1.3">
          <table:table-cell table:style-name="Table1.A2" office:value-type="string">
            <text:p text:style-name="P58"><text:a xlink:type="simple" xlink:href="#matrix" text:style-name="Internet_20_link" text:visited-style-name="Visited_20_Internet_20_Link"><text:span text:style-name="T3">matrix</text:span></text:a> <text:span text:style-name="T14">make_bin_matrix_by_dec_vec</text:span></text:p>
            <text:p text:style-name="P58">(<text:span text:style-name="T2">const</text:span> <text:span text:style-name="T13">set</text:span>&lt;<text:span text:style-name="T2">int</text:span>&gt; <text:span text:style-name="T16">&amp;vec</text:span>, <text:span text:style-name="T2">int</text:span> <text:span text:style-name="T16">max</text:span>)</text:p>
          </table:table-cell>
          <table:table-cell table:style-name="Table1.B2" office:value-type="string">
            <text:p text:style-name="P58">Zwraca macierz, wypełnioną wartościami z<text:span text:style-name="T44">e zbioru</text:span> <text:span text:style-name="T16">vec</text:span> w postaci dwójkowej. <text:span text:style-name="T16">max</text:span> To maksymalna wartość z dwóch wektorów wejściowych.</text:p>
          </table:table-cell>
        </table:table-row>
        <table:table-row table:style-name="Table1.3">
          <table:table-cell table:style-name="Table1.A2" office:value-type="string">
            <text:p text:style-name="P52"><text:span text:style-name="T12">string</text:span> <text:span text:style-name="T14">print_implicant_</text:span><text:span text:style-name="T15">as_string</text:span></text:p>
            <text:p text:style-name="P52">(<text:span text:style-name="T2">vector</text:span>&lt;<text:a xlink:type="simple" xlink:href="#matrix_b" text:style-name="Internet_20_link" text:visited-style-name="Visited_20_Internet_20_Link"><text:span text:style-name="T3">matrix_b</text:span></text:a>&gt; <text:span text:style-name="T16">mat_b</text:span>, <text:span text:style-name="T2">int</text:span> <text:span text:style-name="T16">n_line</text:span>, <text:span text:style-name="T2">int</text:span> <text:span text:style-name="T16">j</text:span>, <text:span text:style-name="T2">vector</text:span>&lt;<text:a xlink:type="simple" xlink:href="#matrix" text:style-name="Internet_20_link" text:visited-style-name="Visited_20_Internet_20_Link"><text:span text:style-name="T3">matrix</text:span></text:a>&gt; <text:span text:style-name="T16">fr</text:span>)</text:p>
          </table:table-cell>
          <table:table-cell table:style-name="Table1.B2" office:value-type="string">
            <text:p text:style-name="P53">Zwraca napis z <text:span text:style-name="T41">implkant</text:span>ą<text:span text:style-name="T40"> </text:span><text:span text:style-name="T20">j</text:span><text:span text:style-name="T40"> z linii </text:span><text:span text:style-name="T20">n_line</text:span><text:span text:style-name="T40"> kostki </text:span><text:span text:style-name="T20">mat_b</text:span><text:span text:style-name="T40">.</text:span></text:p>
          </table:table-cell>
        </table:table-row>
        <table:table-row table:style-name="Table1.3">
          <table:table-cell table:style-name="Table1.A2" office:value-type="string">
            <text:p text:style-name="P59"><text:span text:style-name="T2">string</text:span> <text:span text:style-name="T14">show_matrix_as_string</text:span></text:p>
            <text:p text:style-name="P59">(<text:span text:style-name="T2">const</text:span> <text:a xlink:type="simple" xlink:href="#matrix" text:style-name="Internet_20_link" text:visited-style-name="Visited_20_Internet_20_Link"><text:span text:style-name="T3">matrix</text:span></text:a> <text:span text:style-name="T16">&amp;array</text:span>)</text:p>
          </table:table-cell>
          <table:table-cell table:style-name="Table1.B2" office:value-type="string">
            <text:p text:style-name="P59">Zwraca wypisaną macierz <text:span text:style-name="T16">array</text:span> w postaci napisu.</text:p>
          </table:table-cell>
        </table:table-row>
        <text:soft-page-break/>
        <table:table-row table:style-name="Table1.3">
          <table:table-cell table:style-name="Table1.A2" office:value-type="string">
            <text:p text:style-name="P28"><text:span text:style-name="T13">set</text:span>&lt;<text:span text:style-name="T2">int</text:span>&gt; <text:span text:style-name="T14">make_by_other</text:span> </text:p>
            <text:p text:style-name="P64">(<text:span text:style-name="T2">const</text:span> <text:span text:style-name="T13">set</text:span>&lt;<text:span text:style-name="T2">int</text:span>&gt; <text:span text:style-name="T16">&amp;vec1</text:span>,</text:p>
            <text:p text:style-name="P64"><text:s/><text:span text:style-name="T2">const</text:span> <text:span text:style-name="T13">set</text:span>&lt;<text:span text:style-name="T2">int</text:span>&gt; <text:span text:style-name="T16">&amp;vec2</text:span>)</text:p>
          </table:table-cell>
          <table:table-cell table:style-name="Table1.B2" office:value-type="string">
            <text:p text:style-name="P28">Tworzy <text:span text:style-name="T44">zbiór</text:span> <text:span text:style-name="T28">wartości</text:span> od 0 do maksymalnej <text:span text:style-name="T28">wartości</text:span> z <text:span text:style-name="T16">vec1 </text:span><text:span text:style-name="T22">i</text:span><text:span text:style-name="T16"> vec2</text:span><text:span text:style-name="T22">, nie włączając do niego wartości, zawartych w tych wektorach </text:span><text:span text:style-name="T23">na podstawie algorytmu 'make_by_other'.</text:span></text:p>
          </table:table-cell>
        </table:table-row>
        <table:table-row table:style-name="Table1.3">
          <table:table-cell table:style-name="Table1.A2" office:value-type="string">
            <text:p text:style-name="P65"><text:span text:style-name="T13">set</text:span>&lt;<text:span text:style-name="T2">int</text:span>&gt; <text:span text:style-name="T14">make_by_other</text:span></text:p>
            <text:p text:style-name="P65">(<text:span text:style-name="T2">const</text:span> <text:span text:style-name="T13">set</text:span>&lt;<text:span text:style-name="T2">int</text:span>&gt; <text:span text:style-name="T16">&amp;vec1</text:span>)</text:p>
          </table:table-cell>
          <table:table-cell table:style-name="Table1.B2" office:value-type="string">
            <text:p text:style-name="P29">Tworzy <text:span text:style-name="T44">zbiór</text:span> <text:span text:style-name="T28">wartości</text:span> od 0 do maksymalnej <text:span text:style-name="T28">wartości</text:span> z <text:span text:style-name="T16">vec1</text:span><text:span text:style-name="T22">, nie włączając do niego wartości, zawartych w ty</text:span><text:span text:style-name="T24">m</text:span><text:span text:style-name="T22"> wektor</text:span><text:span text:style-name="T24">ze</text:span><text:span text:style-name="T22"> </text:span><text:span text:style-name="T23">na podstawie algorytmu 'make_by_other'.</text:span></text:p>
          </table:table-cell>
        </table:table-row>
        <table:table-row table:style-name="Table1.3">
          <table:table-cell table:style-name="Table1.A2" office:value-type="string">
            <text:p text:style-name="P60"><text:span text:style-name="T2">vector</text:span>&lt;<text:span text:style-name="T2">int</text:span>&gt; <text:span text:style-name="T14">toBinary</text:span></text:p>
            <text:p text:style-name="P60">(<text:span text:style-name="T2">int</text:span> <text:span text:style-name="T16">deci</text:span>)</text:p>
          </table:table-cell>
          <table:table-cell table:style-name="Table1.B2" office:value-type="string">
            <text:p text:style-name="P60">Zwraca liczbę <text:span text:style-name="T16">deci</text:span> w postaci dwójkowej jako wektor zero-jedynkowy.</text:p>
          </table:table-cell>
        </table:table-row>
        <table:table-row table:style-name="Table1.3">
          <table:table-cell table:style-name="Table1.A2" office:value-type="string">
            <text:p text:style-name="P24"><text:span text:style-name="T9">vector</text:span><text:span text:style-name="T29">&lt;</text:span><text:a xlink:type="simple" xlink:href="#matrix" text:style-name="Internet_20_link" text:visited-style-name="Visited_20_Internet_20_Link"><text:span text:style-name="T10">matrix</text:span></text:a><text:span text:style-name="T29">&gt; </text:span><text:bookmark-start text:name="get_f_and_r"/><text:span text:style-name="T34">get_f_and_r</text:span><text:bookmark-end text:name="get_f_and_r"/></text:p>
            <text:p text:style-name="P21"><text:span text:style-name="T30">(</text:span><text:a xlink:type="simple" xlink:href="#vector_with_indikator" text:style-name="Internet_20_link" text:visited-style-name="Visited_20_Internet_20_Link"><text:span text:style-name="T11">vector_with_indikator</text:span></text:a><text:span text:style-name="T30"> </text:span><text:span text:style-name="T31">&amp;vec1</text:span><text:span text:style-name="T30">, </text:span><text:a xlink:type="simple" xlink:href="#vector_with_indikator" text:style-name="Internet_20_link" text:visited-style-name="Visited_20_Internet_20_Link"><text:span text:style-name="T11">vector_with_indikator</text:span></text:a><text:span text:style-name="T30"> </text:span><text:span text:style-name="T31">&amp;vec2</text:span><text:span text:style-name="T30">)</text:span></text:p>
          </table:table-cell>
          <table:table-cell table:style-name="Table1.B2" office:value-type="string">
            <text:p text:style-name="P32">Zwraca wektor, <text:span text:style-name="T28">zawierający</text:span> macierzy jedynek i zer, pobudowane na podstawie wektorów wejściowych <text:span text:style-name="T26">(algorytm 'get_f_and_r').</text:span></text:p>
          </table:table-cell>
        </table:table-row>
        <table:table-row table:style-name="Table1.3">
          <table:table-cell table:style-name="Table1.A2" office:value-type="string">
            <text:p text:style-name="P25"><text:span text:style-name="T9">vector</text:span><text:span text:style-name="T29">&lt;</text:span><text:a xlink:type="simple" xlink:href="#matrix" text:style-name="Internet_20_link" text:visited-style-name="Visited_20_Internet_20_Link"><text:span text:style-name="T10">matrix</text:span></text:a><text:span text:style-name="T29">&gt; </text:span><text:bookmark-start text:name="get_matrix_b"/><text:span text:style-name="T34">get_matrix_b</text:span><text:bookmark-end text:name="get_matrix_b"/><text:span text:style-name="T29"> </text:span></text:p>
            <text:p text:style-name="P25"><text:span text:style-name="T29">(</text:span><text:span text:style-name="T9">const</text:span><text:span text:style-name="T29"> </text:span><text:span text:style-name="T9">vector</text:span><text:span text:style-name="T29">&lt;</text:span><text:a xlink:type="simple" xlink:href="#matrix" text:style-name="Internet_20_link" text:visited-style-name="Visited_20_Internet_20_Link"><text:span text:style-name="T10">matrix</text:span></text:a><text:span text:style-name="T29">&gt; </text:span><text:span text:style-name="T33">&amp;fr</text:span><text:span text:style-name="T29">)</text:span></text:p>
          </table:table-cell>
          <table:table-cell table:style-name="Table1.B2" office:value-type="string">
            <text:p text:style-name="P34">Zwraca wektor <text:span text:style-name="T39">kostek</text:span> dla tablicy prawdy, podaną jako parametr wejściowy <text:span text:style-name="T25">(algorytm 'get_matrix_b').</text:span></text:p>
          </table:table-cell>
        </table:table-row>
        <table:table-row table:style-name="Table1.3">
          <table:table-cell table:style-name="Table1.A2" office:value-type="string">
            <text:p text:style-name="P50"><text:span text:style-name="T2">vector</text:span>&lt;<text:span text:style-name="T2">string</text:span>&gt; <text:span text:style-name="T14">get_finally_functions</text:span></text:p>
            <text:p text:style-name="P50">(<text:span text:style-name="T2">const</text:span> <text:span text:style-name="T2">vector</text:span>&lt;<text:a xlink:type="simple" xlink:href="#matrix" text:style-name="Internet_20_link" text:visited-style-name="Visited_20_Internet_20_Link"><text:span text:style-name="T3">matrix</text:span></text:a>&gt; <text:span text:style-name="T16">&amp;fr</text:span>, <text:span text:style-name="T2">const </text:span><text:a xlink:type="simple" xlink:href="#matrix" text:style-name="Internet_20_link" text:visited-style-name="Visited_20_Internet_20_Link"><text:span text:style-name="T3">matrix</text:span></text:a><text:span text:style-name="T2"> </text:span><text:span text:style-name="T16">&amp;result_matr</text:span>, <text:span text:style-name="T2">vector</text:span>&lt;<text:a xlink:type="simple" xlink:href="#vec_of_impl" text:style-name="Internet_20_link" text:visited-style-name="Visited_20_Internet_20_Link"><text:span text:style-name="T7">vec_of_impl</text:span></text:a>&gt; <text:span text:style-name="T16">&amp;vector_of_implicants</text:span>)</text:p>
          </table:table-cell>
          <table:table-cell table:style-name="Table1.B2" office:value-type="string">
            <text:p text:style-name="P50">Zwraca wektor napisów, każdy z których jest jedną z funkcji wynikowych, pobudowane na podstawie wejściowych parametrów<text:span text:style-name="T43">(algorytm 'get_finally_functions')</text:span>.</text:p>
          </table:table-cell>
        </table:table-row>
        <table:table-row table:style-name="Table1.3">
          <table:table-cell table:style-name="Table1.A2" office:value-type="string">
            <text:p text:style-name="P45"><text:span text:style-name="T2">vector</text:span>&lt;<text:a xlink:type="simple" xlink:href="#vec_of_impl" text:style-name="Internet_20_link" text:visited-style-name="Visited_20_Internet_20_Link"><text:span text:style-name="T5">vec_of_impl</text:span></text:a>&gt; <text:span text:style-name="T14">get_vector_of_implicants</text:span></text:p>
            <text:p text:style-name="P45">(IN <text:span text:style-name="T2">const vector</text:span>&lt;<text:a xlink:type="simple" xlink:href="#matrix" text:style-name="Internet_20_link" text:visited-style-name="Visited_20_Internet_20_Link"><text:span text:style-name="T5">matrix</text:span></text:a>&gt; <text:span text:style-name="T16">&amp;fr</text:span>, OUT <text:span text:style-name="T2">vector</text:span>&lt;<text:a xlink:type="simple" xlink:href="#matrix_b" text:style-name="Internet_20_link" text:visited-style-name="Visited_20_Internet_20_Link"><text:span text:style-name="T5">matrix_b</text:span></text:a>&gt; <text:span text:style-name="T16">&amp;mat_b</text:span>)</text:p>
          </table:table-cell>
          <table:table-cell table:style-name="Table1.B2" office:value-type="string">
            <text:p text:style-name="P46">Zwraca wektor <text:span text:style-name="T38">numerów</text:span> minimalnych implikant z macierzy <text:span text:style-name="T38">funkcji o tablicę prawdy </text:span><text:span text:style-name="T18">fr</text:span><text:span text:style-name="T38"> i zapisuje do </text:span><text:span text:style-name="T18">mat_b</text:span><text:span text:style-name="T38"> kostki.</text:span></text:p>
          </table:table-cell>
        </table:table-row>
        <table:table-row table:style-name="Table1.3">
          <table:table-cell table:style-name="Table1.A2" office:value-type="string">
            <text:p text:style-name="P37"><text:span text:style-name="T2">vector</text:span>&lt;<text:span text:style-name="T2">vector</text:span>&lt;<text:span text:style-name="T2">int</text:span>&gt; &gt; <text:bookmark-start text:name="cross_out_implicants"/><text:span text:style-name="T14">cross_out_implicants</text:span><text:bookmark-end text:name="cross_out_implicants"/></text:p>
            <text:p text:style-name="P37">(<text:span text:style-name="T2">vector</text:span>&lt;<text:span text:style-name="T2">vector</text:span>&lt;<text:span text:style-name="T2">int</text:span>&gt; &gt; <text:span text:style-name="T16">in_ones</text:span>)</text:p>
          </table:table-cell>
          <table:table-cell table:style-name="Table1.B2" office:value-type="string">
            <text:p text:style-name="P38"><text:span text:style-name="T27">Zwraca wektor implikant </text:span><text:span text:style-name="T17">in_ones</text:span> <text:span text:style-name="T27">z wykreślonymi implikantami, niepotrzebnymi do wyznaczenia minimalnego pokrycia kolumnowego(algorytm 'cross_out_implicants').</text:span></text:p>
          </table:table-cell>
        </table:table-row>
        <table:table-row table:style-name="Table1.3">
          <table:table-cell table:style-name="Table1.A2" office:value-type="string">
            <text:p text:style-name="P35"><text:span text:style-name="T2">vector</text:span>&lt;<text:span text:style-name="T2">vector</text:span>&lt;<text:span text:style-name="T2">int</text:span>&gt; &gt; <text:bookmark-start text:name="get_ones_positions_from_matrix"/><text:span text:style-name="T14">get_ones_positions_from_matrix</text:span><text:bookmark-end text:name="get_ones_positions_from_matrix"/></text:p>
            <text:p text:style-name="P35">(<text:span text:style-name="T2">const</text:span> <text:span text:style-name="T2">matrix</text:span> <text:span text:style-name="T16">&amp;B</text:span>)</text:p>
          </table:table-cell>
          <table:table-cell table:style-name="Table1.B2" office:value-type="string">
            <text:p text:style-name="P36">Zwraca wektor, zawierający numery kolumn, które mają wartość równą 1 dla każdego wierszu macierzy <text:span text:style-name="T16">B </text:span><text:span text:style-name="T22">('algorytm get_ones_positions_from_matrix').</text:span></text:p>
          </table:table-cell>
        </table:table-row>
        <text:soft-page-break/>
        <table:table-row table:style-name="Table1.3">
          <table:table-cell table:style-name="Table1.A2" office:value-type="string">
            <text:p text:style-name="P39"><text:span text:style-name="T2">vector</text:span>&lt;<text:span text:style-name="T2">vector</text:span>&lt;<text:span text:style-name="T2">int</text:span>&gt; &gt; <text:span text:style-name="T14">only_minimal_implicants</text:span></text:p>
            <text:p text:style-name="P39">(<text:span text:style-name="T2">vector</text:span>&lt;<text:span text:style-name="T2">vector</text:span>&lt;<text:span text:style-name="T2">int</text:span>&gt; &gt; <text:span text:style-name="T16">in_im</text:span>)</text:p>
          </table:table-cell>
          <table:table-cell table:style-name="Table1.B2" office:value-type="string">
            <text:p text:style-name="P39">Zwraca wektor implikant minimalnych z <text:span text:style-name="T28">wektora</text:span> wejściowego.</text:p>
          </table:table-cell>
        </table:table-row>
        <table:table-row table:style-name="Table1.3">
          <table:table-cell table:style-name="Table1.A2" office:value-type="string">
            <text:p text:style-name="P40"><text:span text:style-name="T2">vector</text:span>&lt;<text:span text:style-name="T2">vector</text:span>&lt;<text:span text:style-name="T2">int</text:span>&gt; &gt; <text:span text:style-name="T14">open_brackets</text:span></text:p>
            <text:p text:style-name="P40">(<text:span text:style-name="T2">vector</text:span>&lt;<text:span text:style-name="T2">vector</text:span>&lt;<text:span text:style-name="T2">int</text:span>&gt; &gt; <text:span text:style-name="T16">in_ones</text:span>)</text:p>
          </table:table-cell>
          <table:table-cell table:style-name="Table1.B2" office:value-type="string">
            <text:p text:style-name="P41">Zwraca wektor implikant in_ones po otwarciu nawiasów, to znaczy przekształca funkcji z wektora do postaci dysjunkcji <text:span text:style-name="T35">(algorytm 'open_brackets').</text:span></text:p>
          </table:table-cell>
        </table:table-row>
        <table:table-row table:style-name="Table1.3">
          <table:table-cell table:style-name="Table1.A2" office:value-type="string">
            <text:p text:style-name="P51"><text:span text:style-name="T2">void</text:span> <text:span text:style-name="T14">print_implicant</text:span></text:p>
            <text:p text:style-name="P51">(<text:span text:style-name="T2">vector</text:span>&lt;<text:a xlink:type="simple" xlink:href="#matrix_b" text:style-name="Internet_20_link" text:visited-style-name="Visited_20_Internet_20_Link"><text:span text:style-name="T3">matrix_b</text:span></text:a>&gt; <text:span text:style-name="T16">mat_b</text:span>, <text:span text:style-name="T2">int</text:span> <text:span text:style-name="T16">n_line</text:span>, <text:span text:style-name="T2">int</text:span> <text:span text:style-name="T16">j</text:span>, <text:span text:style-name="T2">vector</text:span>&lt;<text:a xlink:type="simple" xlink:href="#matrix" text:style-name="Internet_20_link" text:visited-style-name="Visited_20_Internet_20_Link"><text:span text:style-name="T3">matrix</text:span></text:a>&gt; <text:span text:style-name="T16">fr</text:span>)</text:p>
          </table:table-cell>
          <table:table-cell table:style-name="Table1.B2" office:value-type="string">
            <text:p text:style-name="P51">Wypisuje implkantę <text:span text:style-name="T16">j</text:span> z linii <text:span text:style-name="T16">n_line</text:span> kostki <text:span text:style-name="T16">mat_b</text:span>.</text:p>
          </table:table-cell>
        </table:table-row>
        <table:table-row table:style-name="Table1.3">
          <table:table-cell table:style-name="Table1.A2" office:value-type="string">
            <text:p text:style-name="P56"><text:span text:style-name="T2">void</text:span> <text:span text:style-name="T14">show_finally_functions</text:span></text:p>
            <text:p text:style-name="P67">(<text:span text:style-name="T2">const</text:span> <text:span text:style-name="T13">set</text:span>&lt;<text:span text:style-name="T2">int</text:span>&gt; <text:span text:style-name="T16">&amp;vec1</text:span>, <text:span text:style-name="T2">const </text:span><text:span text:style-name="T13">set</text:span>&lt;<text:span text:style-name="T2">int</text:span>&gt; <text:span text:style-name="T16">&amp;vec2</text:span>, <text:span text:style-name="T2">char</text:span> <text:span text:style-name="T16">*chose</text:span>)</text:p>
          </table:table-cell>
          <table:table-cell table:style-name="Table1.B2" office:value-type="string">
            <text:p text:style-name="P56">Wypisuje wynik działania programu <text:span text:style-name="T41">dla wejściowych danych</text:span> do standardowego potoku wyjścia.</text:p>
          </table:table-cell>
        </table:table-row>
        <table:table-row table:style-name="Table1.3">
          <table:table-cell table:style-name="Table1.A2" office:value-type="string">
            <text:p text:style-name="P58"><text:span text:style-name="T2">void</text:span> <text:span text:style-name="T14">showMatrix</text:span></text:p>
            <text:p text:style-name="P58">(<text:span text:style-name="T2">const</text:span> <text:a xlink:type="simple" xlink:href="#matrix" text:style-name="Internet_20_link" text:visited-style-name="Visited_20_Internet_20_Link"><text:span text:style-name="T3">matrix</text:span></text:a> <text:span text:style-name="T16">&amp;array</text:span>)</text:p>
          </table:table-cell>
          <table:table-cell table:style-name="Table1.B2" office:value-type="string">
            <text:p text:style-name="P58">Wypisuje macierz <text:span text:style-name="T16">array</text:span> do standardowego potoku wyjścia.</text:p>
          </table:table-cell>
        </table:table-row>
        <table:table-row table:style-name="Table1.3">
          <table:table-cell table:style-name="Table1.A2" office:value-type="string">
            <text:p text:style-name="P56"><text:span text:style-name="T2">void</text:span> <text:span text:style-name="T14">write_to_file</text:span></text:p>
            <text:p text:style-name="P56">(<text:span text:style-name="T2">const</text:span> <text:span text:style-name="T2">string</text:span> <text:span text:style-name="T16">&amp;in_string</text:span>, <text:span text:style-name="T2">const char </text:span>*<text:span text:style-name="T16">filename</text:span>)</text:p>
          </table:table-cell>
          <table:table-cell table:style-name="Table1.B2" office:value-type="string">
            <text:p text:style-name="P56">Zapisuje <text:span text:style-name="T16">in_string</text:span> do pliku o nazwie <text:span text:style-name="T16">filename.</text:span></text:p>
          </table:table-cell>
        </table:table-row>
        <table:table-row table:style-name="Table1.3">
          <table:table-cell table:style-name="Table1.A2" office:value-type="string">
            <text:p text:style-name="P54"><text:span text:style-name="T2">void</text:span> <text:span text:style-name="T14">write_to_file</text:span></text:p>
            <text:p text:style-name="P66">(<text:span text:style-name="T2">const</text:span> <text:span text:style-name="T13">set</text:span>&lt;<text:span text:style-name="T2">int</text:span>&gt; <text:span text:style-name="T16">&amp;vec1</text:span>, <text:span text:style-name="T2">const </text:span><text:span text:style-name="T13">set</text:span>&lt;<text:span text:style-name="T2">int</text:span>&gt; <text:span text:style-name="T16">&amp;vec2</text:span>, </text:p>
            <text:p text:style-name="P66"><text:span text:style-name="T2">char</text:span> *<text:span text:style-name="T16">chose</text:span>, <text:span text:style-name="T2">const</text:span> <text:span text:style-name="T2">char</text:span> *<text:span text:style-name="T16">filename</text:span>)</text:p>
          </table:table-cell>
          <table:table-cell table:style-name="Table1.B2" office:value-type="string">
            <text:p text:style-name="P55">Zapisuje wynik działania programu <text:span text:style-name="T41">dla wejściowych danych</text:span> do pliku o nazwie <text:span text:style-name="T21">filename.</text:span>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846in" style:type="center"/>
          <style:tab-stop style:position="6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66cc00" fo:font-size="16pt" fo:language="pl" fo:country="PL" officeooo:rsid="0016ad91" officeooo:paragraph-rsid="0016ad91" style:font-size-asian="16pt" style:font-size-complex="16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3in" fo:margin-bottom="0.7874in" fo:margin-left="1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okumentacja do programu „Minimisation 2.1”, Uladzislau Harbuz, 2016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6-05-04T20:07:17.516107439</meta:creation-date>
    <meta:generator>LibreOffice/5.1.3.1$Linux_X86_64 LibreOffice_project/10m0$Build-1</meta:generator>
    <dc:date>2016-05-18T18:05:07.647264385</dc:date>
    <dc:creator>vlad </dc:creator>
    <meta:editing-duration>PT4H19M12S</meta:editing-duration>
    <meta:editing-cycles>67</meta:editing-cycles>
    <meta:document-statistic meta:table-count="2" meta:image-count="0" meta:object-count="0" meta:page-count="4" meta:paragraph-count="119" meta:word-count="726" meta:character-count="5930" meta:non-whitespace-character-count="5315"/>
  </office:meta>
</office:document-meta>
</file>